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3588*"/>
    </style:style>
    <style:style style:name="Taulukko6.B" style:family="table-column">
      <style:table-column-properties style:column-width="4.022cm" style:rel-column-width="18179*"/>
    </style:style>
    <style:style style:name="Taulukko6.C" style:family="table-column">
      <style:table-column-properties style:column-width="1.773cm" style:rel-column-width="8013*"/>
    </style:style>
    <style:style style:name="Taulukko6.D" style:family="table-column">
      <style:table-column-properties style:column-width="1.695cm" style:rel-column-width="7662*"/>
    </style:style>
    <style:style style:name="Taulukko6.E" style:family="table-column">
      <style:table-column-properties style:column-width="1.215cm" style:rel-column-width="5493*"/>
    </style:style>
    <style:style style:name="Taulukko6.F" style:family="table-column">
      <style:table-column-properties style:column-width="2.926cm" style:rel-column-width="13228*"/>
    </style:style>
    <style:style style:name="Taulukko6.G" style:family="table-column">
      <style:table-column-properties style:column-width="2.073cm" style:rel-column-width="9372*"/>
    </style:style>
    <style:style style:name="Taulukko6.1" style:family="table-row">
      <style:table-row-properties style:min-row-height="1.588cm"/>
    </style:style>
    <style:style style:name="Taulukko6.A1" style:family="table-cell">
      <style:table-cell-properties style:vertical-align="middle" fo:padding="0.097cm" fo:border-left="0.002cm solid #000000" fo:border-right="none" fo:border-top="0.002cm solid #000000" fo:border-bottom="0.002cm solid #000000"/>
    </style:style>
    <style:style style:name="Taulukko6.G1" style:family="table-cell">
      <style:table-cell-properties style:vertical-align="middle" fo:padding="0.097cm" fo:border="0.002cm solid #000000"/>
    </style:style>
    <style:style style:name="Taulukko6.A2" style:family="table-cell">
      <style:table-cell-properties style:vertical-align="middle" fo:padding="0.097cm" fo:border-left="0.002cm solid #000000" fo:border-right="none" fo:border-top="none" fo:border-bottom="0.002cm solid #000000"/>
    </style:style>
    <style:style style:name="Taulukko6.G2" style:family="table-cell">
      <style:table-cell-properties style:vertical-align="middle" fo:padding="0.097cm" fo:border-left="0.002cm solid #000000" fo:border-right="0.002cm solid #000000" fo:border-top="none" fo:border-bottom="0.002cm solid #000000"/>
    </style:style>
    <style:style style:name="Taulukko6.E8" style:family="table-cell" style:data-style-name="N11">
      <style:table-cell-properties style:vertical-align="middle" fo:padding="0.097cm" fo:border-left="0.002cm solid #000000" fo:border-right="none"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nap-to-layout-grid="false"/>
      <style:text-properties fo:language="fi" fo:country="FI"/>
    </style:style>
    <style:style style:name="P6"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7"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Table_20_Contents">
      <style:paragraph-properties fo:text-align="center" style:justify-single-word="false"/>
      <style:text-properties fo:font-size="10pt" style:font-size-asian="10pt" style:font-size-complex="10pt"/>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0" style:family="paragraph" style:parent-style-name="Table">
      <style:paragraph-properties fo:keep-with-next="always"/>
    </style:style>
    <style:style style:name="P31" style:family="paragraph" style:parent-style-name="Heading_20_1">
      <style:paragraph-properties fo:break-before="pag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paragraph-properties fo:text-align="start" style:justify-single-word="false"/>
    </style:style>
    <style:style style:name="P36" style:family="paragraph" style:parent-style-name="Text_20_body" style:list-style-name="L1">
      <style:paragraph-properties fo:margin-left="2.963cm" fo:margin-right="0cm" fo:text-indent="-0.635cm" style:auto-text-indent="false">
        <style:tab-stops/>
      </style:paragraph-properties>
    </style:style>
    <style:style style:name="P37" style:family="paragraph" style:parent-style-name="Table_20_Contents" style:list-style-name="L4">
      <style:paragraph-properties fo:text-align="start" style:justify-single-word="false"/>
    </style:style>
    <style:style style:name="P38"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0735247" text:style-name="WW8StyleNum">
        <text:list-header>
          <text:p text:style-name="P38"/>
        </text:list-header>
      </text:list>
      <text:p text:style-name="P2"/>
      <text:p text:style-name="P2"/>
      <text:p text:style-name="P2"/>
      <text:p text:style-name="P2"/>
      <text:p text:style-name="P2"/>
      <text:p text:style-name="P2"/>
      <text:list xml:id="list31251017"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5</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202089, joni-matti.maatta@tut.fi</text:p>
          </table:table-cell>
          <table:covered-table-cell/>
          <table:covered-table-cell/>
        </table:table-row>
        <table:table-row>
          <table:table-cell table:style-name="Taulukko1.A4" table:number-columns-spanned="3" office:value-type="string">
            <text:p text:style-name="P10">Mikko Honkonen, 201780, mikko.honkonen@tut.fi</text:p>
          </table:table-cell>
          <table:covered-table-cell/>
          <table:covered-table-cell/>
        </table:table-row>
        <table:table-row>
          <table:table-cell table:style-name="Taulukko1.A4" table:number-columns-spanned="3" office:value-type="string">
            <text:p text:style-name="P10">Tommi Korhonen, 205567,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01</text:modification-date></text:span></text:p>
          </table:table-cell>
        </table:table-row>
      </table:table>
      <text:list xml:id="list31275652"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2">Version</text:p>
          </table:table-cell>
          <table:table-cell table:style-name="Taulukko2.A1" office:value-type="string">
            <text:p text:style-name="P5">Date</text:p>
          </table:table-cell>
          <table:table-cell table:style-name="Taulukko2.A1" office:value-type="string">
            <text:p text:style-name="P5">Author(s)</text:p>
          </table:table-cell>
          <table:table-cell table:style-name="Taulukko2.A1" office:value-type="string">
            <text:p text:style-name="P5">Summary of Changes</text:p>
          </table:table-cell>
        </table:table-row>
        <table:table-row table:style-name="Taulukko2.1">
          <table:table-cell table:style-name="Taulukko2.A2" office:value-type="string">
            <text:p text:style-name="P12">0.1</text:p>
          </table:table-cell>
          <table:table-cell table:style-name="Taulukko2.B2" office:value-type="date" office:date-value="2012-10-14">
            <text:p text:style-name="P5">2012-10-14</text:p>
          </table:table-cell>
          <table:table-cell table:style-name="Taulukko2.A2" office:value-type="string">
            <text:p text:style-name="P5">J.-M. Määttä</text:p>
          </table:table-cell>
          <table:table-cell table:style-name="Taulukko2.A2" office:value-type="string">
            <text:p text:style-name="P6">Modified the document base and headers.</text:p>
          </table:table-cell>
        </table:table-row>
        <table:table-row table:style-name="Taulukko2.1">
          <table:table-cell table:style-name="Taulukko2.A2" office:value-type="string">
            <text:p text:style-name="P12">0.2</text:p>
          </table:table-cell>
          <table:table-cell table:style-name="Taulukko2.B2" office:value-type="date" office:date-value="2012-10-16">
            <text:p text:style-name="P5">2012-10-16</text:p>
          </table:table-cell>
          <table:table-cell table:style-name="Taulukko2.A2" office:value-type="string">
            <text:p text:style-name="P6">J.-M. Määttä, M. Honkonen, T. Korhonen</text:p>
          </table:table-cell>
          <table:table-cell table:style-name="Taulukko2.A2" office:value-type="string">
            <text:p text:style-name="P5">Added some content to all chapters.</text:p>
          </table:table-cell>
        </table:table-row>
        <table:table-row table:style-name="Taulukko2.1">
          <table:table-cell table:style-name="Taulukko2.A2" office:value-type="string">
            <text:p text:style-name="P12">0.3</text:p>
          </table:table-cell>
          <table:table-cell table:style-name="Taulukko2.B2" office:value-type="date" office:date-value="2012-10-23">
            <text:p text:style-name="P5">2012-10-23</text:p>
          </table:table-cell>
          <table:table-cell table:style-name="Taulukko2.A2" office:value-type="string">
            <text:p text:style-name="P5">M. Honkonen</text:p>
          </table:table-cell>
          <table:table-cell table:style-name="Taulukko2.A2" office:value-type="string">
            <text:p text:style-name="P5">Introduction and project objectives just about done.</text:p>
          </table:table-cell>
        </table:table-row>
        <table:table-row table:style-name="Taulukko2.1">
          <table:table-cell table:style-name="Taulukko2.A2" office:value-type="string">
            <text:p text:style-name="P12">0.4</text:p>
          </table:table-cell>
          <table:table-cell table:style-name="Taulukko2.B2" office:value-type="date" office:date-value="2012-10-23">
            <text:p text:style-name="P5">2012-10-23</text:p>
          </table:table-cell>
          <table:table-cell table:style-name="Taulukko2.A2" office:value-type="string">
            <text:p text:style-name="P5">J.-M. Määttä</text:p>
          </table:table-cell>
          <table:table-cell table:style-name="Taulukko2.A2" office:value-type="string">
            <text:p text:style-name="P5">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2">0.45</text:p>
          </table:table-cell>
          <table:table-cell table:style-name="Taulukko2.B2" office:value-type="date" office:date-value="2012-10-24">
            <text:p text:style-name="P5">2012-10-24</text:p>
          </table:table-cell>
          <table:table-cell table:style-name="Taulukko2.A2" office:value-type="string">
            <text:p text:style-name="P5">T. Korhonen</text:p>
          </table:table-cell>
          <table:table-cell table:style-name="Taulukko2.A2" office:value-type="string">
            <text:p text:style-name="P5">Added tables and some content to implementation and budget.</text:p>
          </table:table-cell>
        </table:table-row>
        <table:table-row table:style-name="Taulukko2.1">
          <table:table-cell table:style-name="Taulukko2.A2" office:value-type="string">
            <text:p text:style-name="P12">0.5</text:p>
          </table:table-cell>
          <table:table-cell table:style-name="Taulukko2.B2" office:value-type="date" office:date-value="2012-10-24">
            <text:p text:style-name="P5">2012-10-24</text:p>
          </table:table-cell>
          <table:table-cell table:style-name="Taulukko2.A2" office:value-type="string">
            <text:p text:style-name="P6">J.-M. Määttä, M. Honkonen, T. Korhonen</text:p>
          </table:table-cell>
          <table:table-cell table:style-name="Taulukko2.A2" office:value-type="string">
            <text:p text:style-name="P5">Additional improvements to all chapters.</text:p>
          </table:table-cell>
        </table:table-row>
        <table:table-row table:style-name="Taulukko2.1">
          <table:table-cell table:style-name="Taulukko2.A2" office:value-type="string">
            <text:p text:style-name="P12">0.6</text:p>
          </table:table-cell>
          <table:table-cell table:style-name="Taulukko2.A2" office:value-type="string">
            <text:p text:style-name="P5">2012-11-01</text:p>
          </table:table-cell>
          <table:table-cell table:style-name="Taulukko2.A2" office:value-type="string">
            <text:p text:style-name="P5">M. Honkonen</text:p>
          </table:table-cell>
          <table:table-cell table:style-name="Taulukko2.A2" office:value-type="string">
            <text:p text:style-name="P5">Task descriptions in chapter 6.</text:p>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row table:style-name="Taulukko2.1">
          <table:table-cell table:style-name="Taulukko2.A2" office:value-type="string">
            <text:p text:style-name="P12"/>
          </table:table-cell>
          <table:table-cell table:style-name="Taulukko2.A2" office:value-type="string">
            <text:p text:style-name="P5"/>
          </table:table-cell>
          <table:table-cell table:style-name="Taulukko2.A2" office:value-type="string">
            <text:p text:style-name="P5"/>
          </table:table-cell>
          <table:table-cell table:style-name="Taulukko2.A2" office:value-type="string">
            <text:p text:style-name="P5"/>
          </table:table-cell>
        </table:table-row>
      </table:table>
      <text:list xml:id="list31258788"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125890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3">1. <text:s text:c="2"/>Introduction<text:tab/>6</text:p>
          <text:p text:style-name="P14">1.1 <text:s/>Target and Scope of the Document<text:tab/>6</text:p>
          <text:p text:style-name="P14">1.2 <text:s text:c="2"/>Structure of the Document<text:tab/>6</text:p>
          <text:p text:style-name="P13">2. <text:s text:c="2"/>Project Background Description<text:tab/>7</text:p>
          <text:p text:style-name="P14">2.1 <text:s text:c="2"/>Purpose of the Project<text:tab/>7</text:p>
          <text:p text:style-name="P14">2.2 <text:s text:c="2"/>Technological Background<text:tab/>7</text:p>
          <text:p text:style-name="P13">3. <text:s text:c="2"/>Project Organization<text:tab/>8</text:p>
          <text:p text:style-name="P14">3.1 <text:s text:c="2"/>Project Members<text:tab/>8</text:p>
          <text:p text:style-name="P14">3.2 <text:s text:c="2"/>Client<text:tab/>8</text:p>
          <text:p text:style-name="P14">3.3 <text:s text:c="2"/>Other Interest Groups<text:tab/>8</text:p>
          <text:p text:style-name="P13">4. <text:s text:c="2"/>Project Objectives<text:tab/>9</text:p>
          <text:p text:style-name="P14">4.1 <text:s text:c="2"/>Definition of Objectives<text:tab/>9</text:p>
          <text:p text:style-name="P15">4.1.1 <text:s text:c="2"/>The Objectives of Different Interest Groups<text:tab/>9</text:p>
          <text:p text:style-name="P15">4.1.2 <text:s text:c="2"/>Technical Objectives<text:tab/>9</text:p>
          <text:p text:style-name="P15">4.1.3 <text:s text:c="2"/>Properties of the Objectives<text:tab/>9</text:p>
          <text:p text:style-name="P14">4.2 <text:s text:c="2"/>Deliverables<text:tab/>9</text:p>
          <text:p text:style-name="P15">4.2.1 <text:s text:c="2"/>Reports and Documentation<text:tab/>9</text:p>
          <text:p text:style-name="P15">4.2.2 <text:s text:c="2"/>Developed Software<text:tab/>9</text:p>
          <text:p text:style-name="P15">4.2.3 <text:s text:c="2"/>Presentations<text:tab/>9</text:p>
          <text:p text:style-name="P14">4.3 <text:s text:c="2"/>Projektin tavoitteet<text:tab/>9</text:p>
          <text:p text:style-name="P14">4.4 <text:s text:c="2"/>Projektin keskeyttämiskriteerit<text:tab/>9</text:p>
          <text:p text:style-name="P14">4.5 <text:s text:c="2"/>Projektin päättämiskriteerit<text:tab/>9</text:p>
          <text:p text:style-name="P13">5. <text:s text:c="2"/>Project Resources<text:tab/>10</text:p>
          <text:p text:style-name="P14">5.1 <text:s text:c="2"/>Tools and Environment<text:tab/>10</text:p>
          <text:p text:style-name="P13">6. <text:s text:c="2"/>Implementation<text:tab/>11</text:p>
          <text:p text:style-name="P14">6.1 <text:s text:c="2"/>Task Definitions<text:tab/>11</text:p>
          <text:p text:style-name="P15">6.1.1 <text:s text:c="2"/>Task 1<text:tab/>11</text:p>
          <text:p text:style-name="P15">6.1.2 <text:s text:c="2"/>Task 2<text:tab/>11</text:p>
          <text:p text:style-name="P15">6.1.3 <text:s text:c="2"/>Etc.<text:tab/>11</text:p>
          <text:p text:style-name="P14">6.2 <text:s text:c="2"/>Resource Allocations to Tasks<text:tab/>11</text:p>
          <text:p text:style-name="P14">6.3 <text:s text:c="2"/>Schedule for Each Task<text:tab/>11</text:p>
          <text:p text:style-name="P13"><text:soft-page-break/>7. <text:s text:c="2"/>Budget<text:tab/>12</text:p>
          <text:p text:style-name="P14">7.1 <text:s text:c="2"/>Cost Allocation<text:tab/>12</text:p>
          <text:p text:style-name="P14">7.2 <text:s text:c="2"/>Funding<text:tab/>12</text:p>
          <text:p text:style-name="P13">8. <text:s text:c="2"/>Project Management<text:tab/>13</text:p>
          <text:p text:style-name="P14">8.1 <text:s text:c="2"/>Project Management Overview<text:tab/>13</text:p>
          <text:p text:style-name="P14">8.2 <text:s text:c="2"/>Project Group Meeting Plan<text:tab/>13</text:p>
          <text:p text:style-name="P14">8.3 <text:s text:c="2"/>Meeting Plan with the Client<text:tab/>13</text:p>
          <text:p text:style-name="P14">8.4 <text:s text:c="2"/>Risks Analysis<text:tab/>13</text:p>
          <text:p text:style-name="P14">8.5 <text:s text:c="2"/>Acceptance of Results<text:tab/>13</text:p>
          <text:p text:style-name="P15">8.5.1 <text:s text:c="2"/>When Will the Project End<text:tab/>13</text:p>
          <text:p text:style-name="P15">8.5.2 <text:s text:c="2"/>Wo Will Accept the Results<text:tab/>13</text:p>
          <text:p text:style-name="P15">8.5.3 <text:s text:c="2"/>Acceptance of Changes in Project Objectives<text:tab/>13</text:p>
          <text:p text:style-name="P15">8.5.4 <text:s text:c="2"/>Acceptance of Changes in the Project Group<text:tab/>13</text:p>
          <text:p text:style-name="P15">8.5.5 <text:s text:c="2"/>Expected Credit Units<text:tab/>13</text:p>
          <text:p text:style-name="P13">9. <text:s text:c="2"/>References<text:tab/>14</text:p>
          <text:p text:style-name="P13">10. <text:s text:c="2"/>Appendices<text:tab/>15</text:p>
          <text:p text:style-name="P14">10.1 <text:s text:c="2"/>Minutes of the Meetings with the Client<text:tab/>15</text:p>
          <text:p text:style-name="P14">10.2 <text:s text:c="2"/>Minutes of the Internal Meetings of the Project Group<text:tab/>15</text:p>
          <text:p text:style-name="P14">10.3 <text:s text:c="2"/>Functional and Technical Specifications, if Relevant<text:tab/>15</text:p>
          <text:p text:style-name="P14">10.4 <text:s text:c="2"/>Other<text:tab/>15</text:p>
        </text:index-body>
      </text:table-of-content>
      <text:p text:style-name="P3"/>
      <text:p text:style-name="P2"/>
      <text:p text:style-name="Text_20_body"><text:tab/></text:p>
      <text:h text:style-name="P31" text:outline-level="1" text:restart-numbering="true" text:start-value="1"><text:s/><text:tab/>Introduction</text:h>
      <text:p text:style-name="Sisennetty_20_teksti"/>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0718824" text:style-name="L1">
        <text:list-item>
          <text:p text:style-name="P36">Introduction. This chapter, acts as an introduction to the document.</text:p>
        </text:list-item>
        <text:list-item>
          <text:p text:style-name="P36">Project background description. Describes the purpose of the project and its technical background.</text:p>
        </text:list-item>
        <text:list-item>
          <text:p text:style-name="P36">Project organization. Information about the project team, client and other interest groups of the project.</text:p>
        </text:list-item>
        <text:list-item>
          <text:p text:style-name="P36">Project objectives. Describes the various objectives that are to be achieved during the project.</text:p>
        </text:list-item>
        <text:list-item>
          <text:p text:style-name="P36">Project resources. The tools and environments used during the project, as well as any other resources needed for the project.</text:p>
        </text:list-item>
        <text:list-item>
          <text:p text:style-name="P36">Implementation. Here the project is divided into tasks, the tasks are scheduled and they are assigned to the project team members.</text:p>
        </text:list-item>
        <text:list-item>
          <text:p text:style-name="P36">Budget. The project budget is described in this chapter.</text:p>
        </text:list-item>
        <text:list-item>
          <text:p text:style-name="P36">Project management. Description about how the project is managed and controlled.</text:p>
        </text:list-item>
        <text:list-item>
          <text:p text:style-name="P36">References.</text:p>
        </text:list-item>
        <text:list-item>
          <text:p text:style-name="P36">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35"><text:span text:style-name="T5">Joni-Matti Määttä<text:line-break/></text:span><text:a xlink:type="simple" xlink:href="mailto:joni-matti.maatta@tut.fi">joni-matti.maatta@tut.fi</text:a></text:p>
      <text:p text:style-name="Text_20_body">Joni-Matti is the project managaer and SW architect in the project.</text:p>
      <text:p text:style-name="P35"><text:span text:style-name="T5">Mikko Honkonen<text:line-break/></text:span><text:a xlink:type="simple" xlink:href="mailto:mikko.honkonen@tut.fi">mikko.honkonen@tut.fi</text:a></text:p>
      <text:p text:style-name="Text_20_body">Mikko is the test lead in the project. He is also responsible of major development tasks in the project.</text:p>
      <text:p text:style-name="P35"><text:span text:style-name="T5">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0742277" text:style-name="L2">
        <text:list-item>
          <text:p text:style-name="P32">To finish a whole software development project in schedule (required)</text:p>
        </text:list-item>
        <text:list-item>
          <text:p text:style-name="P32">To have a working product integrated into Kactus2 (requested)</text:p>
        </text:list-item>
        <text:list-item>
          <text:p text:style-name="P32">Learn about project management and scheduling (requested)</text:p>
        </text:list-item>
      </text:list>
      <text:p text:style-name="Text_20_body">The objectives of the client are:</text:p>
      <text:list xml:id="list30723583" text:style-name="L3">
        <text:list-item>
          <text:p text:style-name="P33">TODO:</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zes all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ID</text:p>
          </table:table-cell>
          <table:table-cell table:style-name="Table1.A1" office:value-type="string">
            <text:p text:style-name="P19">Deliverable Name</text:p>
          </table:table-cell>
          <table:table-cell table:style-name="Table1.A1" office:value-type="string">
            <text:p text:style-name="P19">Type</text:p>
          </table:table-cell>
          <table:table-cell table:style-name="Table1.A1" office:value-type="string">
            <text:p text:style-name="P19">Delivery Week</text:p>
          </table:table-cell>
          <table:table-cell table:style-name="Table1.A1" office:value-type="string">
            <text:p text:style-name="P19">Recipients</text:p>
          </table:table-cell>
          <table:table-cell table:style-name="Table1.F1" office:value-type="string">
            <text:p text:style-name="P19">Notes</text:p>
          </table:table-cell>
        </table:table-row>
        <table:table-row>
          <table:table-cell table:style-name="Table1.A2" office:value-type="string">
            <text:p text:style-name="P16">D1</text:p>
          </table:table-cell>
          <table:table-cell table:style-name="Table1.A2" office:value-type="string">
            <text:p text:style-name="P16">Functional specification</text:p>
          </table:table-cell>
          <table:table-cell table:style-name="Table1.A2" office:value-type="string">
            <text:p text:style-name="P16">Document</text:p>
          </table:table-cell>
          <table:table-cell table:style-name="Table1.A2" office:value-type="string">
            <text:p text:style-name="P16">2012 Wk XX</text:p>
          </table:table-cell>
          <table:table-cell table:style-name="Table1.A2" office:value-type="string">
            <text:p text:style-name="P16">Client, assistant</text:p>
          </table:table-cell>
          <table:table-cell table:style-name="Table1.F2" office:value-type="string">
            <text:p text:style-name="P16">-</text:p>
          </table:table-cell>
        </table:table-row>
        <table:table-row>
          <table:table-cell table:style-name="Table1.A2" office:value-type="string">
            <text:p text:style-name="P16">D2</text:p>
          </table:table-cell>
          <table:table-cell table:style-name="Table1.A2" office:value-type="string">
            <text:p text:style-name="P16">Technical specification</text:p>
          </table:table-cell>
          <table:table-cell table:style-name="Table1.A2" office:value-type="string">
            <text:p text:style-name="P16">Document</text:p>
          </table:table-cell>
          <table:table-cell table:style-name="Table1.A2" office:value-type="string">
            <text:p text:style-name="P16">2012 Wk XX</text:p>
          </table:table-cell>
          <table:table-cell table:style-name="Table1.A2" office:value-type="string">
            <text:p text:style-name="P16">Client, assistant</text:p>
          </table:table-cell>
          <table:table-cell table:style-name="Table1.F2" office:value-type="string">
            <text:p text:style-name="P16">-</text:p>
          </table:table-cell>
        </table:table-row>
        <table:table-row>
          <table:table-cell table:style-name="Table1.A2" office:value-type="string">
            <text:p text:style-name="P16">C1</text:p>
          </table:table-cell>
          <table:table-cell table:style-name="Table1.A2" office:value-type="string">
            <text:p text:style-name="P17">Qt implementation of the tool</text:p>
          </table:table-cell>
          <table:table-cell table:style-name="Table1.A2" office:value-type="string">
            <text:p text:style-name="P16">Codes</text:p>
          </table:table-cell>
          <table:table-cell table:style-name="Table1.A2" office:value-type="string">
            <text:p text:style-name="P16">2013 Wk XX</text:p>
          </table:table-cell>
          <table:table-cell table:style-name="Table1.A2" office:value-type="string">
            <text:p text:style-name="P16">Client</text:p>
          </table:table-cell>
          <table:table-cell table:style-name="Table1.F2" office:value-type="string">
            <text:p text:style-name="P16">-</text:p>
          </table:table-cell>
        </table:table-row>
        <table:table-row>
          <table:table-cell table:style-name="Table1.A2" office:value-type="string">
            <text:p text:style-name="P16">FR</text:p>
          </table:table-cell>
          <table:table-cell table:style-name="Table1.A2" office:value-type="string">
            <text:p text:style-name="P16">Final report</text:p>
          </table:table-cell>
          <table:table-cell table:style-name="Table1.A2" office:value-type="string">
            <text:p text:style-name="P16">Document</text:p>
          </table:table-cell>
          <table:table-cell table:style-name="Table1.A2" office:value-type="string">
            <text:p text:style-name="P16">2013 Wk XX</text:p>
          </table:table-cell>
          <table:table-cell table:style-name="Table1.A2" office:value-type="string">
            <text:p text:style-name="P16">Client, assistant</text:p>
          </table:table-cell>
          <table:table-cell table:style-name="Table1.F2" office:value-type="string">
            <text:p text:style-name="P16">-</text:p>
          </table:table-cell>
        </table:table-row>
        <table:table-row>
          <table:table-cell table:style-name="Table1.A2" office:value-type="string">
            <text:p text:style-name="P16">M1</text:p>
            <text:p text:style-name="P16">M2</text:p>
            <text:p text:style-name="P16">M3</text:p>
          </table:table-cell>
          <table:table-cell table:style-name="Table1.A2" office:value-type="string">
            <text:p text:style-name="P16">Monthly status reports 2012 (Oct, Nov, Dec)</text:p>
          </table:table-cell>
          <table:table-cell table:style-name="Table1.A2" office:value-type="string">
            <text:p text:style-name="P16">Document</text:p>
          </table:table-cell>
          <table:table-cell table:style-name="Table1.A2" office:value-type="string">
            <text:p text:style-name="P16">2012 Wk 45</text:p>
            <text:p text:style-name="P16">2012 Wk 49</text:p>
            <text:p text:style-name="P16">2013 Wk 2</text:p>
          </table:table-cell>
          <table:table-cell table:style-name="Table1.A2" office:value-type="string">
            <text:p text:style-name="P16">Assistant</text:p>
          </table:table-cell>
          <table:table-cell table:style-name="Table1.F2" office:value-type="string">
            <text:p text:style-name="P16">-</text:p>
          </table:table-cell>
        </table:table-row>
        <table:table-row>
          <table:table-cell table:style-name="Table1.A2" office:value-type="string">
            <text:p text:style-name="P16">M4</text:p>
            <text:p text:style-name="P16">M5</text:p>
            <text:p text:style-name="P16">M6</text:p>
          </table:table-cell>
          <table:table-cell table:style-name="Table1.A2" office:value-type="string">
            <text:p text:style-name="P16">Monthly status reports 2013 (Jan, Feb, Mar)</text:p>
          </table:table-cell>
          <table:table-cell table:style-name="Table1.A2" office:value-type="string">
            <text:p text:style-name="P16"/>
          </table:table-cell>
          <table:table-cell table:style-name="Table1.A2" office:value-type="string">
            <text:p text:style-name="P16">2013 Wk 6</text:p>
            <text:p text:style-name="P16">2013 Wk 10</text:p>
            <text:p text:style-name="P16">2013 Wk 14</text:p>
          </table:table-cell>
          <table:table-cell table:style-name="Table1.A2" office:value-type="string">
            <text:p text:style-name="P16">Assistant</text:p>
          </table:table-cell>
          <table:table-cell table:style-name="Table1.F2" office:value-type="string">
            <text:p text:style-name="P16">-</text:p>
          </table:table-cell>
        </table:table-row>
        <table:table-row>
          <table:table-cell table:style-name="Table1.A2" office:value-type="string">
            <text:p text:style-name="P16">P1</text:p>
          </table:table-cell>
          <table:table-cell table:style-name="Table1.A2" office:value-type="string">
            <text:p text:style-name="P16">Project plan presentation</text:p>
          </table:table-cell>
          <table:table-cell table:style-name="Table1.A2" office:value-type="string">
            <text:p text:style-name="P16">Present.</text:p>
          </table:table-cell>
          <table:table-cell table:style-name="Table1.A2" office:value-type="string">
            <text:p text:style-name="P16">2012 Wk XX </text:p>
          </table:table-cell>
          <table:table-cell table:style-name="Table1.A2" office:value-type="string">
            <text:p text:style-name="P16">Seminar</text:p>
          </table:table-cell>
          <table:table-cell table:style-name="Table1.F2" office:value-type="string">
            <text:p text:style-name="P16">-</text:p>
          </table:table-cell>
        </table:table-row>
        <table:table-row>
          <table:table-cell table:style-name="Table1.A2" office:value-type="string">
            <text:p text:style-name="P16">P2</text:p>
          </table:table-cell>
          <table:table-cell table:style-name="Table1.A2" office:value-type="string">
            <text:p text:style-name="P17">Final report presentation <text:soft-page-break/>and live demonstration</text:p>
          </table:table-cell>
          <table:table-cell table:style-name="Table1.A2" office:value-type="string">
            <text:p text:style-name="P17">Present. + <text:soft-page-break/>Demo</text:p>
          </table:table-cell>
          <table:table-cell table:style-name="Table1.A2" office:value-type="string">
            <text:p text:style-name="P16">2013 Wk XX</text:p>
          </table:table-cell>
          <table:table-cell table:style-name="Table1.A2" office:value-type="string">
            <text:p text:style-name="P16">Seminar</text:p>
          </table:table-cell>
          <table:table-cell table:style-name="Table1.F2" office:value-type="string">
            <text:p text:style-name="P16">-</text:p>
          </table:table-cell>
        </table:table-row>
      </table:table>
      <text:p text:style-name="P4"/>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x.x.</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x.x.</text:p>
      <text:h text:style-name="Heading_20_4" text:outline-level="4"><text:s/><text:tab/>Final Report (FR)</text:h>
      <text:p text:style-name="Text_20_body">The final report summaris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x.x.</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x.x.</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oft-page-break/><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ses the information of the final report, as well as provides a chance to demonstrate the final system implementation.</text:p>
      <text:h text:style-name="Heading_20_1" text:outline-level="1"><text:s/><text:tab/>Project Resources</text:h>
      <text:p text:style-name="Sisennetty_20_teksti"/>
      <text:p text:style-name="Text_20_body">All development is performed using each team member's personal computers. Each team member is required to have a working Internet connection to be able to access the version control server.</text:p>
      <text:h text:style-name="Heading_20_2" text:outline-level="2"><text:s/><text:tab/>Tools and Environment</text:h>
      <text:p text:style-name="Text_20_body">Table X.X lists all tools and libraries used in the project.</text:p>
      <text:p text:style-name="P30"><text:span text:style-name="T5"><text:tab/> Table </text:span><text:span text:style-name="T5"><text:sequence text:ref-name="refTable0" text:name="Table" text:formula="ooow:Table+1" style:num-format="1">5.1</text:sequence></text:span><text:span text:style-name="T5">:</text:span> The used tools in the project.</text:p>
      <table:table table:name="Table3" table:style-name="Table3">
        <table:table-column table:style-name="Table3.A"/>
        <table:table-column table:style-name="Table3.B"/>
        <table:table-row>
          <table:table-cell table:style-name="Table3.A1" office:value-type="string">
            <text:p text:style-name="P25">Software</text:p>
          </table:table-cell>
          <table:table-cell table:style-name="Table3.B1" office:value-type="string">
            <text:p text:style-name="P25">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7">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X.X.</text:p>
      <text:p text:style-name="Sisennetty_20_teksti"/>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20">ID</text:p>
          </table:table-cell>
          <table:table-cell table:style-name="Taulukko6.A1" office:value-type="string">
            <text:p text:style-name="P21">Task name</text:p>
          </table:table-cell>
          <table:table-cell table:style-name="Taulukko6.A1" office:value-type="string">
            <text:p text:style-name="P20">Running weeks</text:p>
          </table:table-cell>
          <table:table-cell table:style-name="Taulukko6.A1" office:value-type="string">
            <text:p text:style-name="P20">Allocated hours</text:p>
          </table:table-cell>
          <table:table-cell table:style-name="Taulukko6.A1" office:value-type="string">
            <text:p text:style-name="P21">% of total hours</text:p>
          </table:table-cell>
          <table:table-cell table:style-name="Taulukko6.A1" office:value-type="string">
            <text:p text:style-name="P20">Related deliverables</text:p>
          </table:table-cell>
          <table:table-cell table:style-name="Taulukko6.G1" office:value-type="string">
            <text:p text:style-name="P21">Notes</text:p>
          </table:table-cell>
        </table:table-row>
        <table:table-row>
          <table:table-cell table:style-name="Taulukko6.A2" office:value-type="string">
            <text:p text:style-name="P18">T1</text:p>
          </table:table-cell>
          <table:table-cell table:style-name="Taulukko6.A2" office:value-type="string">
            <text:p text:style-name="P17">Functional specification</text:p>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D1</text:p>
          </table:table-cell>
          <table:table-cell table:style-name="Taulukko6.G2" office:value-type="string">
            <text:p text:style-name="P16"/>
          </table:table-cell>
        </table:table-row>
        <table:table-row>
          <table:table-cell table:style-name="Taulukko6.A2" office:value-type="string">
            <text:p text:style-name="P18">T2</text:p>
          </table:table-cell>
          <table:table-cell table:style-name="Taulukko6.A2" office:value-type="string">
            <text:p text:style-name="P17">Technical specification</text:p>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D2</text:p>
          </table:table-cell>
          <table:table-cell table:style-name="Taulukko6.G2" office:value-type="string">
            <text:p text:style-name="P16"/>
          </table:table-cell>
        </table:table-row>
        <table:table-row>
          <table:table-cell table:style-name="Taulukko6.A2" office:value-type="string">
            <text:p text:style-name="P18"/>
          </table:table-cell>
          <table:table-cell table:style-name="Taulukko6.A2" office:value-type="string">
            <text:p text:style-name="P17"/>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G2" office:value-type="string">
            <text:p text:style-name="P16"/>
          </table:table-cell>
        </table:table-row>
        <table:table-row>
          <table:table-cell table:style-name="Taulukko6.A2" office:value-type="string">
            <text:p text:style-name="P18"/>
          </table:table-cell>
          <table:table-cell table:style-name="Taulukko6.A2" office:value-type="string">
            <text:p text:style-name="P17"/>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G2" office:value-type="string">
            <text:p text:style-name="P16"/>
          </table:table-cell>
        </table:table-row>
        <table:table-row>
          <table:table-cell table:style-name="Taulukko6.A2" office:value-type="string">
            <text:p text:style-name="P18">TXX</text:p>
          </table:table-cell>
          <table:table-cell table:style-name="Taulukko6.A2" office:value-type="string">
            <text:p text:style-name="P17">Optional features implementation</text:p>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G2" office:value-type="string">
            <text:p text:style-name="P16"/>
          </table:table-cell>
        </table:table-row>
        <table:table-row>
          <table:table-cell table:style-name="Taulukko6.A2" office:value-type="string">
            <text:p text:style-name="P18">TXX</text:p>
          </table:table-cell>
          <table:table-cell table:style-name="Taulukko6.A2" office:value-type="string">
            <text:p text:style-name="P17">Reporting (status, docs, final report, presentations, meetings)</text:p>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A2" office:value-type="string">
            <text:p text:style-name="P18"/>
          </table:table-cell>
          <table:table-cell table:style-name="Taulukko6.G2" office:value-type="string">
            <text:p text:style-name="P16"/>
          </table:table-cell>
        </table:table-row>
        <table:table-row>
          <table:table-cell table:style-name="Taulukko6.A2" table:number-columns-spanned="2" office:value-type="string">
            <text:p text:style-name="P22">Whole project</text:p>
          </table:table-cell>
          <table:covered-table-cell/>
          <table:table-cell table:style-name="Taulukko6.A2" office:value-type="string">
            <text:p text:style-name="P18"/>
          </table:table-cell>
          <table:table-cell table:style-name="Taulukko6.A2" office:value-type="string">
            <text:p text:style-name="P18"/>
          </table:table-cell>
          <table:table-cell table:style-name="Taulukko6.E8" office:value-type="percentage" office:value="1">
            <text:p text:style-name="P20">100,00%</text:p>
          </table:table-cell>
          <table:table-cell table:style-name="Taulukko6.A2" office:value-type="string">
            <text:p text:style-name="P18"/>
          </table:table-cell>
          <table:table-cell table:style-name="Taulukko6.G2" office:value-type="string">
            <text:p text:style-name="P16"/>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Text_20_body">Task consists of designing, writing and reviewing the functional specification document.</text:p>
      <text:h text:style-name="Heading_20_3" text:outline-level="3"><text:s/><text:tab/>Technical specification</text:h>
      <text:p text:style-name="Text_20_body">Task consists of designing, writing and reviewing the technical specification document based on the functional specification.</text:p>
      <text:h text:style-name="Heading_20_3" text:outline-level="3"><text:s/><text:tab/>Dependency analysis algorithm interface</text:h>
      <text:p text:style-name="Text_20_body">Task consists of creating an interface for dependency analysis algorithms, to allow simple modular expansion of supported file types.</text:p>
      <text:h text:style-name="Heading_20_3" text:outline-level="3"><text:soft-page-break/><text:s/><text:tab/>Folder and file scanning</text:h>
      <text:p text:style-name="Text_20_body">Task consists of implementing a GUI button, which can be used to provide a directory to perform dependency analysis on. The tool then scans the directory recursively.</text:p>
      <text:h text:style-name="Heading_20_3" text:outline-level="3"><text:s/><text:tab/>C/C++ dependency analysis algorithm</text:h>
      <text:p text:style-name="Text_20_body">Task consists of creating a tool which will figure out the dependencies of related C/C++ source files.</text:p>
      <text:h text:style-name="Heading_20_3" text:outline-level="3"><text:s/><text:tab/>VHDL dependency analysis algorithm</text:h>
      <text:p text:style-name="Text_20_body">Task consists of creating a tool which will figure out the dependencies of related VHDL files.</text:p>
      <text:h text:style-name="Heading_20_3" text:outline-level="3"><text:s/><text:tab/>Dependency graph visualization</text:h>
      <text:p text:style-name="Text_20_body">Task consists of presenting the dependency data of the related files to the user in useful and easily understandable manner.</text:p>
      <text:h text:style-name="Heading_20_3" text:outline-level="3"><text:s/><text:tab/>Basic table-style widget</text:h>
      <text:p text:style-name="Text_20_body">This task consists of creating the custom Qt widget used for displaying <text:s/>the dependency graph.</text:p>
      <text:h text:style-name="Heading_20_3" text:outline-level="3"><text:s/><text:tab/>Manual dependencies</text:h>
      <text:p text:style-name="Text_20_body">This task consists of implementing the necessary features to provide the user ability to assign dependencies between files manually.</text:p>
      <text:h text:style-name="Heading_20_3" text:outline-level="3"><text:s/><text:tab/>Locking dependencies</text:h>
      <text:p text:style-name="Text_20_body">This task consists of implementing the ability to manually lock dependencies so they are not removed in following automatic scans.</text:p>
      <text:h text:style-name="Heading_20_3" text:outline-level="3"><text:s/><text:tab/>Saving graph data in XML</text:h>
      <text:p text:style-name="Text_20_body">This task consists of implementing the features required to save the dependency analysis result data in XML as IP-XACT vendor extensions.</text:p>
      <text:h text:style-name="Heading_20_3" text:outline-level="3"><text:s/><text:tab/>Reporting (status docs, final report, presentations, meetings)</text:h>
      <text:p text:style-name="Text_20_body">This task consists of various reporting tasks, such as monthly reports and presentations at the start and end of the project.</text:p>
      <text:p text:style-name="Text_20_body"/>
      <text:h text:style-name="Heading_20_2" text:outline-level="2"><text:soft-page-break/><text:s/><text:tab/>Resource Allocations to Tasks</text:h>
      <text:p text:style-name="Text_20_body">Table X.X Responsibility assignment table</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2">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8">Mikko Honkonen</text:p>
          </table:table-cell>
          <table:table-cell table:style-name="Taulukko7.B1" table:number-rows-spanned="2" office:value-type="string">
            <text:p text:style-name="P18">Tommi Korhonen</text:p>
          </table:table-cell>
          <table:table-cell table:style-name="Taulukko7.E1" table:number-rows-spanned="2" office:value-type="string">
            <text:p text:style-name="P18">Client</text:p>
          </table:table-cell>
        </table:table-row>
        <table:table-row table:style-name="Taulukko7.1">
          <table:table-cell table:style-name="Taulukko7.A2" office:value-type="string">
            <text:p text:style-name="P21">Phase</text:p>
          </table:table-cell>
          <table:covered-table-cell/>
          <table:covered-table-cell/>
          <table:covered-table-cell/>
          <table:covered-table-cell/>
        </table:table-row>
        <table:table-row table:style-name="Taulukko7.3">
          <table:table-cell table:style-name="Taulukko7.E1" office:value-type="string">
            <text:p text:style-name="P16">Project Plan</text:p>
          </table:table-cell>
          <table:table-cell table:style-name="Taulukko7.B3" office:value-type="string">
            <text:p text:style-name="P18">A</text:p>
          </table:table-cell>
          <table:table-cell table:style-name="Taulukko7.B3" office:value-type="string">
            <text:p text:style-name="P18">P</text:p>
          </table:table-cell>
          <table:table-cell table:style-name="Taulukko7.B3" office:value-type="string">
            <text:p text:style-name="P18">P</text:p>
          </table:table-cell>
          <table:table-cell table:style-name="Taulukko7.A2" office:value-type="string">
            <text:p text:style-name="P18">I</text:p>
          </table:table-cell>
        </table:table-row>
        <table:table-row table:style-name="Taulukko7.3">
          <table:table-cell table:style-name="Taulukko7.B3" office:value-type="string">
            <text:p text:style-name="P16">Functional specification</text:p>
          </table:table-cell>
          <table:table-cell table:style-name="Taulukko7.B3" office:value-type="string">
            <text:p text:style-name="P18">P</text:p>
          </table:table-cell>
          <table:table-cell table:style-name="Taulukko7.B3" office:value-type="string">
            <text:p text:style-name="P18">P</text:p>
          </table:table-cell>
          <table:table-cell table:style-name="Taulukko7.B3" office:value-type="string">
            <text:p text:style-name="P18">A</text:p>
          </table:table-cell>
          <table:table-cell table:style-name="Taulukko7.A2" office:value-type="string">
            <text:p text:style-name="P18">P</text:p>
          </table:table-cell>
        </table:table-row>
        <table:table-row table:style-name="Taulukko7.3">
          <table:table-cell table:style-name="Taulukko7.B3" office:value-type="string">
            <text:p text:style-name="P16">Technical specification</text:p>
          </table:table-cell>
          <table:table-cell table:style-name="Taulukko7.B3" office:value-type="string">
            <text:p text:style-name="P18">A</text:p>
          </table:table-cell>
          <table:table-cell table:style-name="Taulukko7.B3" office:value-type="string">
            <text:p text:style-name="P18">P</text:p>
          </table:table-cell>
          <table:table-cell table:style-name="Taulukko7.B3" office:value-type="string">
            <text:p text:style-name="P18">P</text:p>
          </table:table-cell>
          <table:table-cell table:style-name="Taulukko7.A2" office:value-type="string">
            <text:p text:style-name="P18">R</text:p>
          </table:table-cell>
        </table:table-row>
        <table:table-row table:style-name="Taulukko7.3">
          <table:table-cell table:style-name="Taulukko7.B3" office:value-type="string">
            <text:p text:style-name="P16">Implementation</text:p>
          </table:table-cell>
          <table:table-cell table:style-name="Taulukko7.B3" office:value-type="string">
            <text:p text:style-name="P18">A</text:p>
          </table:table-cell>
          <table:table-cell table:style-name="Taulukko7.B3" office:value-type="string">
            <text:p text:style-name="P18">P</text:p>
          </table:table-cell>
          <table:table-cell table:style-name="Taulukko7.B3" office:value-type="string">
            <text:p text:style-name="P18">P</text:p>
          </table:table-cell>
          <table:table-cell table:style-name="Taulukko7.A2" office:value-type="string">
            <text:p text:style-name="P18">R</text:p>
          </table:table-cell>
        </table:table-row>
        <table:table-row table:style-name="Taulukko7.3">
          <table:table-cell table:style-name="Taulukko7.B3" office:value-type="string">
            <text:p text:style-name="P16">Testing</text:p>
          </table:table-cell>
          <table:table-cell table:style-name="Taulukko7.B3" office:value-type="string">
            <text:p text:style-name="P18">P</text:p>
          </table:table-cell>
          <table:table-cell table:style-name="Taulukko7.B3" office:value-type="string">
            <text:p text:style-name="P18">A</text:p>
          </table:table-cell>
          <table:table-cell table:style-name="Taulukko7.B3" office:value-type="string">
            <text:p text:style-name="P18">P</text:p>
          </table:table-cell>
          <table:table-cell table:style-name="Taulukko7.A2" office:value-type="string">
            <text:p text:style-name="P18">-</text:p>
          </table:table-cell>
        </table:table-row>
      </table:table>
      <text:p text:style-name="Text_20_body"/>
      <text:p text:style-name="Text_20_body">TODO: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19">ID</text:p>
          </table:table-cell>
          <table:table-cell table:style-name="Taulukko3.A1" table:number-rows-spanned="2" office:value-type="string">
            <text:p text:style-name="P19">Task name</text:p>
          </table:table-cell>
          <table:table-cell table:style-name="Taulukko3.A1" table:number-columns-spanned="5" office:value-type="string">
            <text:p text:style-name="P20">2012-10</text:p>
          </table:table-cell>
          <table:covered-table-cell/>
          <table:covered-table-cell/>
          <table:covered-table-cell/>
          <table:covered-table-cell/>
          <table:table-cell table:style-name="Taulukko3.A1" table:number-columns-spanned="4" office:value-type="string">
            <text:p text:style-name="P20">2012-11</text:p>
          </table:table-cell>
          <table:covered-table-cell/>
          <table:covered-table-cell/>
          <table:covered-table-cell/>
          <table:table-cell table:style-name="Taulukko3.A1" table:number-columns-spanned="4" office:value-type="string">
            <text:p text:style-name="P20">2012-12</text:p>
          </table:table-cell>
          <table:covered-table-cell/>
          <table:covered-table-cell/>
          <table:covered-table-cell/>
          <table:table-cell table:style-name="Taulukko3.P1" table:number-rows-spanned="2" office:value-type="string">
            <text:p text:style-name="P19">Hours per task 2012</text:p>
          </table:table-cell>
        </table:table-row>
        <table:table-row table:style-name="Taulukko3.2">
          <table:covered-table-cell/>
          <table:covered-table-cell/>
          <table:table-cell table:style-name="Taulukko3.C2" office:value-type="float" office:value="40">
            <text:p text:style-name="P29">40</text:p>
          </table:table-cell>
          <table:table-cell table:style-name="Taulukko3.C2" office:value-type="float" office:value="41">
            <text:p text:style-name="P29">41</text:p>
          </table:table-cell>
          <table:table-cell table:style-name="Taulukko3.C2" office:value-type="float" office:value="42">
            <text:p text:style-name="P29">42</text:p>
          </table:table-cell>
          <table:table-cell table:style-name="Taulukko3.C2" office:value-type="float" office:value="43">
            <text:p text:style-name="P29">43</text:p>
          </table:table-cell>
          <table:table-cell table:style-name="Taulukko3.C2" office:value-type="float" office:value="44">
            <text:p text:style-name="P29">44</text:p>
          </table:table-cell>
          <table:table-cell table:style-name="Taulukko3.C2" office:value-type="float" office:value="45">
            <text:p text:style-name="P29">45</text:p>
          </table:table-cell>
          <table:table-cell table:style-name="Taulukko3.C2" office:value-type="float" office:value="46">
            <text:p text:style-name="P29">46</text:p>
          </table:table-cell>
          <table:table-cell table:style-name="Taulukko3.C2" office:value-type="float" office:value="47">
            <text:p text:style-name="P29">47</text:p>
          </table:table-cell>
          <table:table-cell table:style-name="Taulukko3.C2" office:value-type="float" office:value="48">
            <text:p text:style-name="P29">48</text:p>
          </table:table-cell>
          <table:table-cell table:style-name="Taulukko3.C2" office:value-type="float" office:value="49">
            <text:p text:style-name="P29">49</text:p>
          </table:table-cell>
          <table:table-cell table:style-name="Taulukko3.C2" office:value-type="float" office:value="50">
            <text:p text:style-name="P29">50</text:p>
          </table:table-cell>
          <table:table-cell table:style-name="Taulukko3.C2" office:value-type="float" office:value="51">
            <text:p text:style-name="P29">51</text:p>
          </table:table-cell>
          <table:table-cell table:style-name="Taulukko3.C2" office:value-type="float" office:value="52">
            <text:p text:style-name="P29">52</text:p>
          </table:table-cell>
          <table:covered-table-cell/>
        </table:table-row>
        <table:table-row table:style-name="Taulukko3.3">
          <table:table-cell table:style-name="Taulukko3.A3" office:value-type="string">
            <text:p text:style-name="P18">T1</text:p>
          </table:table-cell>
          <table:table-cell table:style-name="Taulukko3.A3" office:value-type="string">
            <text:p text:style-name="P16">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T2</text:p>
          </table:table-cell>
          <table:table-cell table:style-name="Taulukko3.A3" office:value-type="string">
            <text:p text:style-name="P16">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
          </table:table-cell>
          <table:table-cell table:style-name="Taulukko3.A3" office:value-type="string">
            <text:p text:style-name="P21">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
          </table:table-cell>
          <table:table-cell table:style-name="Taulukko3.A3" office:value-type="string">
            <text:p text:style-name="P24">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8"/>
          </table:table-cell>
          <table:table-cell table:style-name="Taulukko3.A3" office:value-type="string">
            <text:p text:style-name="P16">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7"/>
      <text:p text:style-name="Text_20_body">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9">ID</text:p>
          </table:table-cell>
          <table:table-cell table:style-name="Taulukko5.A1" table:number-rows-spanned="2" office:value-type="string">
            <text:p text:style-name="P19">Task name</text:p>
          </table:table-cell>
          <table:table-cell table:style-name="Taulukko5.A1" table:number-columns-spanned="5" office:value-type="string">
            <text:p text:style-name="P19">2013-1</text:p>
          </table:table-cell>
          <table:covered-table-cell/>
          <table:covered-table-cell/>
          <table:covered-table-cell/>
          <table:covered-table-cell/>
          <table:table-cell table:style-name="Taulukko5.A1" table:number-columns-spanned="4" office:value-type="string">
            <text:p text:style-name="P19">2013-2</text:p>
          </table:table-cell>
          <table:covered-table-cell/>
          <table:covered-table-cell/>
          <table:covered-table-cell/>
          <table:table-cell table:style-name="Taulukko5.A1" table:number-columns-spanned="4" office:value-type="string">
            <text:p text:style-name="P19">2013-3</text:p>
          </table:table-cell>
          <table:covered-table-cell/>
          <table:covered-table-cell/>
          <table:covered-table-cell/>
          <table:table-cell table:style-name="Taulukko5.A1" table:number-columns-spanned="4" office:value-type="string">
            <text:p text:style-name="P19">2013-4</text:p>
          </table:table-cell>
          <table:covered-table-cell/>
          <table:covered-table-cell/>
          <table:covered-table-cell/>
          <table:table-cell table:style-name="Taulukko5.T1" table:number-rows-spanned="2" office:value-type="string">
            <text:p text:style-name="P19">Hours <text:soft-page-break/>per task 2013</text:p>
          </table:table-cell>
        </table:table-row>
        <table:table-row table:style-name="Taulukko5.2">
          <table:covered-table-cell/>
          <table:covered-table-cell/>
          <table:table-cell table:style-name="Taulukko5.C2" office:value-type="float" office:value="1">
            <text:p text:style-name="P29">1</text:p>
          </table:table-cell>
          <table:table-cell table:style-name="Taulukko5.C2" office:value-type="float" office:value="2">
            <text:p text:style-name="P29">2</text:p>
          </table:table-cell>
          <table:table-cell table:style-name="Taulukko5.C2" office:value-type="float" office:value="3">
            <text:p text:style-name="P29">3</text:p>
          </table:table-cell>
          <table:table-cell table:style-name="Taulukko5.C2" office:value-type="float" office:value="4">
            <text:p text:style-name="P29">4</text:p>
          </table:table-cell>
          <table:table-cell table:style-name="Taulukko5.C2" office:value-type="float" office:value="5">
            <text:p text:style-name="P29">5</text:p>
          </table:table-cell>
          <table:table-cell table:style-name="Taulukko5.C2" office:value-type="float" office:value="6">
            <text:p text:style-name="P29">6</text:p>
          </table:table-cell>
          <table:table-cell table:style-name="Taulukko5.C2" office:value-type="float" office:value="7">
            <text:p text:style-name="P29">7</text:p>
          </table:table-cell>
          <table:table-cell table:style-name="Taulukko5.C2" office:value-type="float" office:value="8">
            <text:p text:style-name="P29">8</text:p>
          </table:table-cell>
          <table:table-cell table:style-name="Taulukko5.C2" office:value-type="float" office:value="9">
            <text:p text:style-name="P29">9</text:p>
          </table:table-cell>
          <table:table-cell table:style-name="Taulukko5.C2" office:value-type="float" office:value="10">
            <text:p text:style-name="P29">10</text:p>
          </table:table-cell>
          <table:table-cell table:style-name="Taulukko5.C2" office:value-type="float" office:value="11">
            <text:p text:style-name="P29">11</text:p>
          </table:table-cell>
          <table:table-cell table:style-name="Taulukko5.C2" office:value-type="float" office:value="12">
            <text:p text:style-name="P29">12</text:p>
          </table:table-cell>
          <table:table-cell table:style-name="Taulukko5.C2" office:value-type="float" office:value="13">
            <text:p text:style-name="P29">13</text:p>
          </table:table-cell>
          <table:table-cell table:style-name="Taulukko5.C2" office:value-type="float" office:value="14">
            <text:p text:style-name="P29">14</text:p>
          </table:table-cell>
          <table:table-cell table:style-name="Taulukko5.C2" office:value-type="float" office:value="15">
            <text:p text:style-name="P29">15</text:p>
          </table:table-cell>
          <table:table-cell table:style-name="Taulukko5.C2" office:value-type="float" office:value="16">
            <text:p text:style-name="P29">16</text:p>
          </table:table-cell>
          <table:table-cell table:style-name="Taulukko5.C2" office:value-type="float" office:value="17">
            <text:p text:style-name="P29">17</text:p>
          </table:table-cell>
          <table:covered-table-cell/>
        </table:table-row>
        <table:table-row table:style-name="Taulukko5.3">
          <table:table-cell table:style-name="Taulukko5.A3" office:value-type="string">
            <text:p text:style-name="P18">T1</text:p>
          </table:table-cell>
          <table:table-cell table:style-name="Taulukko5.A3" office:value-type="string">
            <text:p text:style-name="P16">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T2</text:p>
          </table:table-cell>
          <table:table-cell table:style-name="Taulukko5.A3" office:value-type="string">
            <text:p text:style-name="P16">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
          </table:table-cell>
          <table:table-cell table:style-name="Taulukko5.A3" office:value-type="string">
            <text:p text:style-name="P21">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
          </table:table-cell>
          <table:table-cell table:style-name="Taulukko5.A3" office:value-type="string">
            <text:p text:style-name="P24">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8"/>
          </table:table-cell>
          <table:table-cell table:style-name="Taulukko5.A3" office:value-type="string">
            <text:p text:style-name="P16">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9">LEGEND</text:p>
          </table:table-cell>
          <table:covered-table-cell/>
          <table:covered-table-cell/>
          <table:covered-table-cell/>
        </table:table-row>
        <table:table-row>
          <table:table-cell table:style-name="Taulukko4.A2" office:value-type="string">
            <text:p text:style-name="P19">ID</text:p>
          </table:table-cell>
          <table:table-cell table:style-name="Taulukko4.A2" office:value-type="string">
            <text:p text:style-name="P19">Meetings/Reviews</text:p>
          </table:table-cell>
          <table:table-cell table:style-name="Taulukko4.A2" office:value-type="string">
            <text:p text:style-name="P19">Attendance</text:p>
          </table:table-cell>
          <table:table-cell table:style-name="Taulukko4.D2" office:value-type="string">
            <text:p text:style-name="P19">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9">ID</text:p>
          </table:table-cell>
          <table:table-cell table:style-name="Taulukko4.A2" office:value-type="string">
            <text:p text:style-name="P19">Deliverable name</text:p>
          </table:table-cell>
          <table:table-cell table:style-name="Taulukko4.A2" office:value-type="string">
            <text:p text:style-name="P19">Delivery recipients</text:p>
          </table:table-cell>
          <table:table-cell table:style-name="Taulukko4.D2" office:value-type="string">
            <text:p text:style-name="P19">Notes</text:p>
          </table:table-cell>
        </table:table-row>
        <table:table-row>
          <table:table-cell table:style-name="Taulukko4.A2" office:value-type="string">
            <text:p text:style-name="P16">D1</text:p>
          </table:table-cell>
          <table:table-cell table:style-name="Taulukko4.A2" office:value-type="string">
            <text:p text:style-name="P16">Functional specification</text:p>
          </table:table-cell>
          <table:table-cell table:style-name="Taulukko4.A2" office:value-type="string">
            <text:p text:style-name="P18">Client, assistant</text:p>
          </table:table-cell>
          <table:table-cell table:style-name="Taulukko4.D2" office:value-type="string">
            <text:p text:style-name="Table_20_Contents"/>
          </table:table-cell>
        </table:table-row>
        <table:table-row>
          <table:table-cell table:style-name="Taulukko4.A2" office:value-type="string">
            <text:p text:style-name="P16">D2</text:p>
          </table:table-cell>
          <table:table-cell table:style-name="Taulukko4.A2" office:value-type="string">
            <text:p text:style-name="P16">Technical specification</text:p>
          </table:table-cell>
          <table:table-cell table:style-name="Taulukko4.A2" office:value-type="string">
            <text:p text:style-name="P18">Client, assistant</text:p>
          </table:table-cell>
          <table:table-cell table:style-name="Taulukko4.D2" office:value-type="string">
            <text:p text:style-name="Table_20_Contents"/>
          </table:table-cell>
        </table:table-row>
        <table:table-row>
          <table:table-cell table:style-name="Taulukko4.A2" office:value-type="string">
            <text:p text:style-name="P16">C1</text:p>
          </table:table-cell>
          <table:table-cell table:style-name="Taulukko4.A2" office:value-type="string">
            <text:p text:style-name="P17">Qt implementation of the tool</text:p>
          </table:table-cell>
          <table:table-cell table:style-name="Taulukko4.A2" office:value-type="string">
            <text:p text:style-name="P18">Client</text:p>
          </table:table-cell>
          <table:table-cell table:style-name="Taulukko4.D2" office:value-type="string">
            <text:p text:style-name="Table_20_Contents"/>
          </table:table-cell>
        </table:table-row>
        <table:table-row>
          <table:table-cell table:style-name="Taulukko4.A2" office:value-type="string">
            <text:p text:style-name="P16">FR</text:p>
          </table:table-cell>
          <table:table-cell table:style-name="Taulukko4.A2" office:value-type="string">
            <text:p text:style-name="P16">Final report</text:p>
          </table:table-cell>
          <table:table-cell table:style-name="Taulukko4.A2" office:value-type="string">
            <text:p text:style-name="P18">Client, assistant</text:p>
          </table:table-cell>
          <table:table-cell table:style-name="Taulukko4.D2" office:value-type="string">
            <text:p text:style-name="Table_20_Contents"/>
          </table:table-cell>
        </table:table-row>
        <table:table-row>
          <table:table-cell table:style-name="Taulukko4.A2" office:value-type="string">
            <text:p text:style-name="P16">M1</text:p>
            <text:p text:style-name="P16">M2</text:p>
            <text:p text:style-name="P16">M3</text:p>
          </table:table-cell>
          <table:table-cell table:style-name="Taulukko4.A2" office:value-type="string">
            <text:p text:style-name="P16">Monthly status reports 2012 (Oct, Nov, Dec)</text:p>
          </table:table-cell>
          <table:table-cell table:style-name="Taulukko4.A2" office:value-type="string">
            <text:p text:style-name="P18">Assistant</text:p>
          </table:table-cell>
          <table:table-cell table:style-name="Taulukko4.D2" office:value-type="string">
            <text:p text:style-name="Table_20_Contents"/>
          </table:table-cell>
        </table:table-row>
        <table:table-row>
          <table:table-cell table:style-name="Taulukko4.A2" office:value-type="string">
            <text:p text:style-name="P16">M4</text:p>
            <text:p text:style-name="P16">M5</text:p>
            <text:p text:style-name="P16">M6</text:p>
          </table:table-cell>
          <table:table-cell table:style-name="Taulukko4.A2" office:value-type="string">
            <text:p text:style-name="P16">Monthly status reports 2013 (Jan, Feb, Mar)</text:p>
          </table:table-cell>
          <table:table-cell table:style-name="Taulukko4.A2" office:value-type="string">
            <text:p text:style-name="P18">Assistant</text:p>
          </table:table-cell>
          <table:table-cell table:style-name="Taulukko4.D2" office:value-type="string">
            <text:p text:style-name="Table_20_Contents"/>
          </table:table-cell>
        </table:table-row>
        <table:table-row>
          <table:table-cell table:style-name="Taulukko4.A2" office:value-type="string">
            <text:p text:style-name="P16">P1</text:p>
          </table:table-cell>
          <table:table-cell table:style-name="Taulukko4.A2" office:value-type="string">
            <text:p text:style-name="P16">Project plan presentation</text:p>
          </table:table-cell>
          <table:table-cell table:style-name="Taulukko4.A2" office:value-type="string">
            <text:p text:style-name="P18">Seminar</text:p>
          </table:table-cell>
          <table:table-cell table:style-name="Taulukko4.D2" office:value-type="string">
            <text:p text:style-name="Table_20_Contents"/>
          </table:table-cell>
        </table:table-row>
        <table:table-row>
          <table:table-cell table:style-name="Taulukko4.A2" office:value-type="string">
            <text:p text:style-name="P16">P2</text:p>
          </table:table-cell>
          <table:table-cell table:style-name="Taulukko4.A2" office:value-type="string">
            <text:p text:style-name="P17">Final report presentation and live demonstration</text:p>
          </table:table-cell>
          <table:table-cell table:style-name="Taulukko4.A2" office:value-type="string">
            <text:p text:style-name="P18">Seminar</text:p>
          </table:table-cell>
          <table:table-cell table:style-name="Taulukko4.D2" office:value-type="string">
            <text:p text:style-name="Table_20_Contents"/>
          </table:table-cell>
        </table:table-row>
      </table:table>
      <text:p text:style-name="Text_20_body"/>
      <text:p text:style-name="Text_20_body"><text:soft-page-break/></text:p>
      <text:h text:style-name="Heading_20_1" text:outline-level="1"><text:s/><text:tab/>Budget</text:h>
      <text:p text:style-name="P9"/>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20">Cost type</text:p>
          </table:table-cell>
          <table:table-cell table:style-name="Taulukko8.A1" office:value-type="string">
            <text:p text:style-name="P20">Monthly cost</text:p>
          </table:table-cell>
          <table:table-cell table:style-name="Taulukko8.C1" office:value-type="string">
            <text:p text:style-name="P20">Total cost</text:p>
          </table:table-cell>
        </table:table-row>
        <table:table-row>
          <table:table-cell table:style-name="Taulukko8.A2" office:value-type="string">
            <text:p text:style-name="P23">Personnel salary</text:p>
          </table:table-cell>
          <table:table-cell table:style-name="Taulukko8.A2" office:value-type="string">
            <text:p text:style-name="P28"/>
          </table:table-cell>
          <table:table-cell table:style-name="Taulukko8.C2" office:value-type="string">
            <text:p text:style-name="P28"/>
          </table:table-cell>
        </table:table-row>
        <table:table-row>
          <table:table-cell table:style-name="Taulukko8.A2" office:value-type="string">
            <text:p text:style-name="P28">XX</text:p>
          </table:table-cell>
          <table:table-cell table:style-name="Taulukko8.A2" office:value-type="string">
            <text:p text:style-name="P28"/>
          </table:table-cell>
          <table:table-cell table:style-name="Taulukko8.C2" office:value-type="string">
            <text:p text:style-name="P28"/>
          </table:table-cell>
        </table:table-row>
        <table:table-row>
          <table:table-cell table:style-name="Taulukko8.A2" office:value-type="string">
            <text:p text:style-name="P18">Other costs</text:p>
          </table:table-cell>
          <table:table-cell table:style-name="Taulukko8.A2" office:value-type="string">
            <text:p text:style-name="P28"/>
          </table:table-cell>
          <table:table-cell table:style-name="Taulukko8.C2" office:value-type="string">
            <text:p text:style-name="P28"/>
          </table:table-cell>
        </table:table-row>
        <table:table-row>
          <table:table-cell table:style-name="Taulukko8.A2" office:value-type="string">
            <text:p text:style-name="P20">Total Costs</text:p>
          </table:table-cell>
          <table:table-cell table:style-name="Taulukko8.A2" office:value-type="string">
            <text:p text:style-name="P28"/>
          </table:table-cell>
          <table:table-cell table:style-name="Taulukko8.C2" office:value-type="string">
            <text:p text:style-name="P28"/>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9">ID</text:p>
          </table:table-cell>
          <table:table-cell table:style-name="Taulukko9.A1" office:value-type="string">
            <text:p text:style-name="P19">Task name</text:p>
          </table:table-cell>
          <table:table-cell table:style-name="Taulukko9.C1" office:value-type="string">
            <text:p text:style-name="P19">Cost of Task</text:p>
          </table:table-cell>
        </table:table-row>
        <table:table-row>
          <table:table-cell table:style-name="Taulukko9.A2" office:value-type="string">
            <text:p text:style-name="P18">T1</text:p>
          </table:table-cell>
          <table:table-cell table:style-name="Taulukko9.A2" office:value-type="string">
            <text:p text:style-name="P17">Functional specification</text:p>
          </table:table-cell>
          <table:table-cell table:style-name="Taulukko9.C2" office:value-type="string">
            <text:p text:style-name="P16"/>
          </table:table-cell>
        </table:table-row>
        <table:table-row>
          <table:table-cell table:style-name="Taulukko9.A2" office:value-type="string">
            <text:p text:style-name="P18">T2</text:p>
          </table:table-cell>
          <table:table-cell table:style-name="Taulukko9.A2" office:value-type="string">
            <text:p text:style-name="P17">Technical specification</text:p>
          </table:table-cell>
          <table:table-cell table:style-name="Taulukko9.C2" office:value-type="string">
            <text:p text:style-name="P16"/>
          </table:table-cell>
        </table:table-row>
        <table:table-row>
          <table:table-cell table:style-name="Taulukko9.A2" office:value-type="string">
            <text:p text:style-name="P18"/>
          </table:table-cell>
          <table:table-cell table:style-name="Taulukko9.A2" office:value-type="string">
            <text:p text:style-name="P17"/>
          </table:table-cell>
          <table:table-cell table:style-name="Taulukko9.C2" office:value-type="string">
            <text:p text:style-name="P16"/>
          </table:table-cell>
        </table:table-row>
        <table:table-row>
          <table:table-cell table:style-name="Taulukko9.A2" office:value-type="string">
            <text:p text:style-name="P18"/>
          </table:table-cell>
          <table:table-cell table:style-name="Taulukko9.A2" office:value-type="string">
            <text:p text:style-name="P17"/>
          </table:table-cell>
          <table:table-cell table:style-name="Taulukko9.C2" office:value-type="string">
            <text:p text:style-name="P16"/>
          </table:table-cell>
        </table:table-row>
        <table:table-row>
          <table:table-cell table:style-name="Taulukko9.A2" office:value-type="string">
            <text:p text:style-name="P18">TXX</text:p>
          </table:table-cell>
          <table:table-cell table:style-name="Taulukko9.A2" office:value-type="string">
            <text:p text:style-name="P17">Optional features implementation</text:p>
          </table:table-cell>
          <table:table-cell table:style-name="Taulukko9.C2" office:value-type="string">
            <text:p text:style-name="P16"/>
          </table:table-cell>
        </table:table-row>
        <table:table-row>
          <table:table-cell table:style-name="Taulukko9.A2" office:value-type="string">
            <text:p text:style-name="P18">TXX</text:p>
          </table:table-cell>
          <table:table-cell table:style-name="Taulukko9.A2" office:value-type="string">
            <text:p text:style-name="P17">Reporting (status, docs, final report, presentations, meetings)</text:p>
          </table:table-cell>
          <table:table-cell table:style-name="Taulukko9.C2" office:value-type="string">
            <text:p text:style-name="P16"/>
          </table:table-cell>
        </table:table-row>
        <table:table-row>
          <table:table-cell table:style-name="Taulukko9.A2" office:value-type="string">
            <text:p text:style-name="P16"/>
          </table:table-cell>
          <table:table-cell table:style-name="Taulukko9.A2" office:value-type="string">
            <text:p text:style-name="P16"/>
          </table:table-cell>
          <table:table-cell table:style-name="Taulukko9.C2" office:value-type="string">
            <text:p text:style-name="P16"/>
          </table:table-cell>
        </table:table-row>
      </table:table>
      <text:p text:style-name="P4"/>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able:table-row>
          <table:table-cell table:style-name="Table2.A1" office:value-type="string">
            <text:p text:style-name="P26">Strengths</text:p>
            <text:list xml:id="list30718680" text:style-name="L4">
              <text:list-item>
                <text:p text:style-name="P37">Joni-Matti is a part of the original Kactus2 team</text:p>
              </text:list-item>
              <text:list-item>
                <text:p text:style-name="P37">Joni-Matti has experience in other projects and project management</text:p>
              </text:list-item>
              <text:list-item>
                <text:p text:style-name="P37">All members have experience in C++</text:p>
              </text:list-item>
              <text:list-item>
                <text:p text:style-name="P37">The project topic is quite simple and does not require too much special skills</text:p>
              </text:list-item>
            </text:list>
          </table:table-cell>
          <table:table-cell table:style-name="Table2.B1" office:value-type="string">
            <text:p text:style-name="P26">Weaknesses</text:p>
            <text:list xml:id="list31261144" text:continue-numbering="true" text:style-name="L4">
              <text:list-item>
                <text:p text:style-name="P37">Two members of the project group have only basic experience in Qt</text:p>
              </text:list-item>
            </text:list>
          </table:table-cell>
        </table:table-row>
        <table:table-row>
          <table:table-cell table:style-name="Table2.A2" office:value-type="string">
            <text:p text:style-name="P26">Opportunities</text:p>
            <text:list xml:id="list31251029" text:continue-numbering="true" text:style-name="L4">
              <text:list-item>
                <text:p text:style-name="P37"><text:soft-page-break/>All team members learn new skills in project management and Qt development</text:p>
              </text:list-item>
              <text:list-item>
                <text:p text:style-name="P37">If Kactus2 becomes popular, the dependency analysis tool will be well-known and used by many</text:p>
              </text:list-item>
            </text:list>
          </table:table-cell>
          <table:table-cell table:style-name="Table2.B2" office:value-type="string">
            <text:p text:style-name="P26">Threats</text:p>
            <text:list xml:id="list31262510" text:continue-numbering="true" text:style-name="L4">
              <text:list-item>
                <text:p text:style-name="P37"><text:soft-page-break/>Joni-Matti has multiple ongoing projects at the moment</text:p>
              </text:list-item>
            </text:list>
          </table:table-cell>
        </table:table-row>
      </table:table>
      <text:p text:style-name="Text_20_body"/>
      <text:p text:style-name="Text_20_body">TODO:</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0749111" text:style-name="L5">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5</text:p>
      </style:header>
      <style:footer>
        <text:p text:style-name="Footer">Modified: <text:modification-date style:data-style-name="N84">2012-11-01</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YTT dokumenttirunko</dc:title>
    <meta:initial-creator>Markus Makkonen</meta:initial-creator>
    <meta:creation-date>2007-06-27T15:15:40</meta:creation-date>
    <dc:date>2012-11-01T11:12:26.78</dc:date>
    <dc:language>fi-FI</dc:language>
    <meta:editing-cycles>221</meta:editing-cycles>
    <meta:editing-duration>PT09H32M17S</meta:editing-duration>
    <meta:document-statistic meta:table-count="12" meta:image-count="0" meta:object-count="0" meta:page-count="23" meta:paragraph-count="512" meta:word-count="2934" meta:character-count="18298"/>
    <meta:user-defined meta:name="Info 1"/>
    <meta:user-defined meta:name="Info 2"/>
    <meta:user-defined meta:name="Info 3"/>
    <meta:user-defined meta:name="Info 4"/>
  </office:meta>
</office:document-meta>
</file>